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Lucida Grande', 'Segoe UI', Verdana,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end" style:justify-single-word="false" fo:orphans="2" fo:widows="2" fo:text-indent="0in" style:auto-text-indent="false"/>
      <style:text-properties fo:font-variant="normal" fo:text-transform="none" fo:color="#000000" loext:opacity="100%" style:font-name="DejaVu Sans" fo:font-size="8.25pt" fo:letter-spacing="normal" fo:font-style="normal" fo:font-weight="normal"/>
    </style:style>
    <style:style style:name="P2" style:family="paragraph" style:parent-style-name="Standard">
      <style:text-properties officeooo:paragraph-rsid="00134b81"/>
    </style:style>
    <style:style style:name="P3" style:family="paragraph" style:parent-style-name="Standard">
      <style:text-properties officeooo:rsid="00134b81" officeooo:paragraph-rsid="00134b81"/>
    </style:style>
    <style:style style:name="T1" style:family="text">
      <style:text-properties fo:font-variant="normal" fo:text-transform="none" fo:color="#000000" loext:opacity="100%" style:font-name="DejaVu Sans" fo:font-size="12pt" fo:letter-spacing="normal" fo:font-style="normal" fo:font-weight="normal" style:font-size-asian="12pt" style:font-size-complex="12pt"/>
    </style:style>
    <style:style style:name="T2" style:family="text">
      <style:text-properties fo:font-variant="normal" fo:text-transform="none" fo:color="#000000" loext:opacity="100%" style:font-name="DejaVu Sans" fo:font-size="12pt" fo:letter-spacing="normal" fo:font-style="normal" fo:font-weight="normal" officeooo:rsid="000f6ef6" style:font-size-asian="12pt" style:font-size-complex="12pt"/>
    </style:style>
    <style:style style:name="T3" style:family="text">
      <style:text-properties fo:font-variant="normal" fo:text-transform="none" fo:color="#000000" loext:opacity="100%" style:font-name="DejaVu Sans" fo:font-size="12pt" fo:letter-spacing="normal" fo:font-style="normal" fo:font-weight="normal" officeooo:rsid="000ffa25" style:font-size-asian="12pt" style:font-size-complex="12pt"/>
    </style:style>
    <style:style style:name="T4" style:family="text">
      <style:text-properties fo:font-variant="normal" fo:text-transform="none" fo:color="#000000" loext:opacity="100%" style:font-name="DejaVu Sans" fo:font-size="12pt" fo:letter-spacing="normal" fo:font-style="normal" fo:font-weight="normal" officeooo:rsid="000b3a0f" style:font-size-asian="12pt" style:font-size-complex="12pt"/>
    </style:style>
    <style:style style:name="T5" style:family="text">
      <style:text-properties fo:font-variant="normal" fo:text-transform="none" fo:color="#000000" loext:opacity="100%" style:font-name="DejaVu Sans" fo:font-size="12pt" fo:letter-spacing="normal" fo:font-style="normal" fo:font-weight="normal" officeooo:rsid="000da770" style:font-size-asian="12pt" style:font-size-complex="12pt"/>
    </style:style>
    <style:style style:name="T6" style:family="text">
      <style:text-properties fo:font-variant="normal" fo:text-transform="none" fo:color="#000000" loext:opacity="100%" style:font-name="DejaVu Sans" fo:font-size="12pt" fo:letter-spacing="normal" fo:font-style="normal" fo:font-weight="normal" officeooo:rsid="00134b81" style:font-size-asian="12pt" style:font-size-complex="12pt"/>
    </style:style>
    <style:style style:name="T7" style:family="text">
      <style:text-properties fo:font-variant="normal" fo:text-transform="none" fo:color="#000000" loext:opacity="100%" style:font-name="DejaVu Sans" fo:font-size="12pt" fo:letter-spacing="normal" fo:font-weight="normal" style:font-size-asian="12pt" style:font-size-complex="12pt"/>
    </style:style>
    <style:style style:name="T8" style:family="text">
      <style:text-properties fo:font-variant="normal" fo:text-transform="none" fo:color="#000000" loext:opacity="100%" style:font-name="DejaVu Sans"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fo:color="#000000" loext:opacity="100%" style:font-name="DejaVu Sans" fo:font-size="12pt" fo:letter-spacing="normal" fo:font-style="italic" fo:font-weight="normal" officeooo:rsid="000f6ef6"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2pt" officeooo:rsid="000b3a0f" style:font-size-asian="12pt" style:font-size-complex="12pt"/>
    </style:style>
    <style:style style:name="T12" style:family="text">
      <style:text-properties fo:font-size="12pt" officeooo:rsid="000da770" style:font-size-asian="12pt" style:font-size-complex="12pt"/>
    </style:style>
    <style:style style:name="T13" style:family="text">
      <style:text-properties fo:font-size="12pt" fo:font-style="italic" style:font-size-asian="12pt" style:font-style-asian="italic"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o ensure that the identified contigs represent </text:span><text:span text:style-name="T4">genuine </text:span><text:span text:style-name="T1">viral sequences, a functional annotation of the viral proteins for the ten longest contigs originating from different RNA virus phyla was performed. The lengths of the top ten longest contigs varied from 3,569 to 26,479 nucleotides. Remarkably, all contigs aligned to different virus families, and with the exception of one, each exhibited a protein sequence identity below 90%.</text:span></text:p>
      <text:p text:style-name="P2"><text:span text:style-name="T1"/></text:p>
      <text:p text:style-name="P3"><text:span text:style-name="T1">Bild.</text:span></text:p>
      <text:p text:style-name="P2"><text:span text:style-name="T1"/></text:p>
      <text:p text:style-name="P2"><text:span text:style-name="T1">The longest contig corresponds to a novel alphacoronavirus identified in a sample from Harrison's large-eared giant mastiff bat (</text:span><text:span text:style-name="Emphasis"><text:span text:style-name="T8">Otomops harrisoni</text:span></text:span><text:span text:style-name="T1">). This sample was obtained during a metatranscriptomic analysis of oral and rectal swabs collected from bats inhabiting caves in Kenya </text:span><text:span text:style-name="T5">(Quelle zu SRA project Seite)</text:span><text:span text:style-name="T1">. The second largest contig, measuring 18,735 nucleotides, was one of the few identified </text:span><text:span text:style-name="T2">novel </text:span><text:span text:style-name="T1">sequences of Porcine reproductive and respiratory syndrome virus 2 found in wild boars </text:span><text:span text:style-name="T2">(</text:span><text:span text:style-name="T9">Sus scrofa</text:span><text:span text:style-name="T2">)</text:span><text:span text:style-name="T1">, rather than in green monkeys (</text:span><text:span text:style-name="Emphasis"><text:span text:style-name="T7">Chlorocebus sabaeus</text:span></text:span><text:span text:style-name="T1">). Typical proteins of Coronaviridae and Arteriviridae were identified in both contigs, aligning with the correct open reading frames </text:span><text:span text:style-name="T3">(ORF)</text:span><text:span text:style-name="T1"> and arranged in the expected order, with only previously known proteins found. The longest contig identified ORF1a along with its known non-structural proteins </text:span><text:span text:style-name="T6">(NSP)</text:span><text:span text:style-name="T1">, while ORF1b included the RNA-dependent RNA polymerase </text:span><text:span text:style-name="T6">(RdRp)</text:span><text:span text:style-name="T1">, non-structural protein 14 </text:span><text:span text:style-name="T6">(NSP14)</text:span><text:span text:style-name="T1">, and helicase; the subsequent open reading frames (ORFs) also contained the structural proteins. Similarly, the contig aligning to the family Arteriviridae identified ORF1a and ORF1b with their associated proteins, as well as envelope glycoproteins 2-5 arranged </text:span><text:span text:style-name="T6">(EnvGP2a,3 and 5)</text:span><text:span text:style-name="T1"> in the correct order.</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Lucida Grande', 'Segoe UI', Verdana,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00:55:19.530819050</meta:creation-date>
    <dc:date>2024-09-27T01:59:41.057153285</dc:date>
    <meta:editing-duration>PT13M9S</meta:editing-duration>
    <meta:editing-cycles>3</meta:editing-cycles>
    <meta:generator>LibreOffice/7.3.7.2$Linux_X86_64 LibreOffice_project/30$Build-2</meta:generator>
    <meta:document-statistic meta:table-count="0" meta:image-count="0" meta:object-count="0" meta:page-count="1" meta:paragraph-count="3" meta:word-count="246" meta:character-count="1699" meta:non-whitespace-character-count="1456"/>
  </office:meta>
</office:document-meta>
</file>